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3763" calcext:value-type="float">
            <text:p>0.863763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8613799" calcext:value-type="float">
            <text:p>0.8613799</text:p>
          </table:table-cell>
          <table:table-cell office:value-type="float" office:value="0.8661115" calcext:value-type="float">
            <text:p>0.8661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34282" calcext:value-type="float">
            <text:p>0.1034282</text:p>
          </table:table-cell>
          <table:table-cell office:value-type="float" office:value="0.0010715" calcext:value-type="float">
            <text:p>0.0010715</text:p>
          </table:table-cell>
          <table:table-cell office:value-type="float" office:value="0.1013469" calcext:value-type="float">
            <text:p>0.1013469</text:p>
          </table:table-cell>
          <table:table-cell office:value-type="float" office:value="0.1055472" calcext:value-type="float">
            <text:p>0.1055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28088" calcext:value-type="float">
            <text:p>0.0328088</text:p>
          </table:table-cell>
          <table:table-cell office:value-type="float" office:value="0.0006268" calcext:value-type="float">
            <text:p>0.0006268</text:p>
          </table:table-cell>
          <table:table-cell office:value-type="float" office:value="0.0316023" calcext:value-type="float">
            <text:p>0.0316023</text:p>
          </table:table-cell>
          <table:table-cell office:value-type="float" office:value="0.0340598" calcext:value-type="float">
            <text:p>0.0340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6:27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38:50.970000000</dc:date>
    <meta:editing-duration>PT6M50S</meta:editing-duration>
    <meta:editing-cycles>6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